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font-size="22pt" officeooo:rsid="0005c270" officeooo:paragraph-rsid="0005c270" style:font-size-asian="22pt" style:font-size-complex="22pt"/>
    </style:style>
    <style:style style:name="P2" style:family="paragraph" style:parent-style-name="Standard">
      <style:paragraph-properties fo:margin-left="0in" fo:margin-right="0in" fo:text-indent="0in" style:auto-text-indent="false"/>
      <style:text-properties fo:font-size="22pt" style:font-size-asian="22pt" style:font-size-complex="2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Topic: Allocation of sensors to monitor vital soil and atmospheric factors that affect plant growth.</text:p>
      <text:p text:style-name="P1"/>
      <text:p text:style-name="P2">Farmers frequently face challenges in providing the necessary farm essentials to support ideal plant growth, primarily due to inadequate and inaccurate farm condition data. The project's objective is to develop a streamlined approach for deploying sensors to monitor critical soil and atmospheric conditions essential for plant growth. This involves identifying the optimal quantity, types, and placements of sensors to collect data on variables such as moisture levels, nutrient content, temperature, humidity, and atmospheric gases. Ultimately, the aim is to equip farmers with timely information to refine their farming techniques, resulting in higher crop yields and quality, decreased resource consumption, and a reduced environmental impac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4T10:14:50.683242466</meta:creation-date>
    <dc:date>2024-02-15T16:18:02.867376019</dc:date>
    <meta:editing-duration>P1DT6H3M13S</meta:editing-duration>
    <meta:editing-cycles>1</meta:editing-cycles>
    <meta:document-statistic meta:table-count="0" meta:image-count="0" meta:object-count="0" meta:page-count="1" meta:paragraph-count="2" meta:word-count="120" meta:character-count="855" meta:non-whitespace-character-count="737"/>
    <meta:generator>LibreOffice/7.6.4.1$Linux_X86_64 LibreOffice_project/60$Build-1</meta:generator>
  </office:meta>
</office:document-meta>
</file>